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8cm"/>
    </style:style>
    <style:style style:name="co2" style:family="table-column">
      <style:table-column-properties fo:break-before="auto" style:column-width="11.488cm"/>
    </style:style>
    <style:style style:name="co3" style:family="table-column">
      <style:table-column-properties fo:break-before="auto" style:column-width="10.656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9.99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2.21cm" fo:break-before="auto" style:use-optimal-row-height="false"/>
    </style:style>
    <style:style style:name="ro4" style:family="table-row">
      <style:table-row-properties style:row-height="2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ontroleur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parametre</text:p>
          </table:table-cell>
          <table:table-cell table:number-columns-repeated="1021"/>
        </table:table-row>
        <table:table-row table:style-name="ro1">
          <table:table-cell office:value-type="string">
            <text:p>index,php</text:p>
          </table:table-cell>
          <table:table-cell office:value-type="string">
            <text:p>afficher la page d'accueil de l'application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>
          <table:table-cell office:value-type="string">
            <text:p>afficher_connexion,php</text:p>
          </table:table-cell>
          <table:table-cell office:value-type="string">
            <text:p>afficher le formulaire de connexion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>
          <table:table-cell office:value-type="string">
            <text:p>ouvrir_session,php</text:p>
          </table:table-cell>
          <table:table-cell office:value-type="string">
            <text:p>verifier les informations saisie et connecter l'utilisateur</text:p>
          </table:table-cell>
          <table:table-cell office:value-type="string">
            <text:p>Nom</text:p>
            <text:p>Mot de passe</text:p>
          </table:table-cell>
          <table:table-cell table:number-columns-repeated="1021"/>
        </table:table-row>
        <table:table-row table:style-name="ro1">
          <table:table-cell office:value-type="string">
            <text:p>fermer_session,php</text:p>
          </table:table-cell>
          <table:table-cell office:value-type="string">
            <text:p>fermer la session de l'utilisateur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>
          <table:table-cell office:value-type="string">
            <text:p>afficher_accueil_admin,php</text:p>
          </table:table-cell>
          <table:table-cell office:value-type="string">
            <text:p>afficher la page d'accueil des administrateurs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>
          <table:table-cell office:value-type="string">
            <text:p>afficher_form_ajout_menu,php</text:p>
          </table:table-cell>
          <table:table-cell office:value-type="string">
            <text:p>afficher le formulaire d'ajout d'un menu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2">
          <table:table-cell office:value-type="string">
            <text:p>ajouter_menu,php</text:p>
          </table:table-cell>
          <table:table-cell office:value-type="string">
            <text:p>ajouter le menu a la bdd</text:p>
          </table:table-cell>
          <table:table-cell office:value-type="string">
            <text:p>nom</text:p>
            <text:p>description</text:p>
            <text:p>prix</text:p>
            <text:p>Image</text:p>
          </table:table-cell>
          <table:table-cell table:number-columns-repeated="1021"/>
        </table:table-row>
        <table:table-row table:style-name="ro1">
          <table:table-cell office:value-type="string">
            <text:p>afficher_liste_utilisateur,php</text:p>
          </table:table-cell>
          <table:table-cell office:value-type="string">
            <text:p>afficher la liste des utilisateurs</text:p>
          </table:table-cell>
          <table:table-cell office:value-type="string">
            <text:p>$liste : tableau d'objets utilisateur</text:p>
          </table:table-cell>
          <table:table-cell table:number-columns-repeated="1021"/>
        </table:table-row>
        <table:table-row table:style-name="ro1">
          <table:table-cell office:value-type="string">
            <text:p>afficher_form_ajout_utilisateur,php</text:p>
          </table:table-cell>
          <table:table-cell office:value-type="string">
            <text:p>affiche le formulaire d'ajout d'un utilisateur dans la bdd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3">
          <table:table-cell office:value-type="string">
            <text:p>ajouter_utilisateur,php</text:p>
          </table:table-cell>
          <table:table-cell office:value-type="string">
            <text:p>ajouter un utilisateur dans la bdd</text:p>
          </table:table-cell>
          <table:table-cell office:value-type="string">
            <text:p>nom</text:p>
            <text:p>Prenom</text:p>
            <text:p>Mot de passe</text:p>
            <text:p>Role</text:p>
            <text:p>Etat</text:p>
          </table:table-cell>
          <table:table-cell table:number-columns-repeated="1021"/>
        </table:table-row>
        <table:table-row table:style-name="ro1">
          <table:table-cell office:value-type="string">
            <text:p>afficher_form_mot_de_passe,php</text:p>
          </table:table-cell>
          <table:table-cell office:value-type="string">
            <text:p>afficher le formulaire de modifiaction de mot de passe</text:p>
          </table:table-cell>
          <table:table-cell office:value-type="string">
            <text:p>id de l'objet utilisateur</text:p>
          </table:table-cell>
          <table:table-cell table:number-columns-repeated="1021"/>
        </table:table-row>
        <table:table-row table:style-name="ro1">
          <table:table-cell office:value-type="string">
            <text:p>attribuer_mot_de_passe,php</text:p>
          </table:table-cell>
          <table:table-cell office:value-type="string">
            <text:p>modifier le mot de passe d'un utilisateur</text:p>
          </table:table-cell>
          <table:table-cell office:value-type="string">
            <text:p>id de l'objet utilisateur</text:p>
            <text:p>Mot de passe</text:p>
          </table:table-cell>
          <table:table-cell table:number-columns-repeated="1021"/>
        </table:table-row>
        <table:table-row table:style-name="ro1">
          <table:table-cell office:value-type="string">
            <text:p>afficher_liste_commande,php</text:p>
          </table:table-cell>
          <table:table-cell office:value-type="string">
            <text:p>afficher la pliste des commandes</text:p>
          </table:table-cell>
          <table:table-cell office:value-type="string">
            <text:p>$liste: tableau d'objet commande</text:p>
          </table:table-cell>
          <table:table-cell table:number-columns-repeated="1021"/>
        </table:table-row>
        <table:table-row table:style-name="ro1">
          <table:table-cell office:value-type="string">
            <text:p>afficher_detail_commande,php</text:p>
          </table:table-cell>
          <table:table-cell office:value-type="string">
            <text:p>afficher le détail d'une commande</text:p>
          </table:table-cell>
          <table:table-cell office:value-type="string">
            <text:p>id de l'objet commande</text:p>
          </table:table-cell>
          <table:table-cell table:number-columns-repeated="1021"/>
        </table:table-row>
        <table:table-row table:style-name="ro1">
          <table:table-cell office:value-type="string">
            <text:p>valider_commande,php</text:p>
          </table:table-cell>
          <table:table-cell office:value-type="string">
            <text:p>modifier l'etat de l'objet commande</text:p>
          </table:table-cell>
          <table:table-cell office:value-type="string">
            <text:p>id de l'objet commande</text:p>
          </table:table-cell>
          <table:table-cell table:number-columns-repeated="1021"/>
        </table:table-row>
        <table:table-row table:style-name="ro1">
          <table:table-cell office:value-type="string">
            <text:p>afficher_form_commande,php</text:p>
          </table:table-cell>
          <table:table-cell office:value-type="string">
            <text:p>afficher le page de service de prise de commande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4">
          <table:table-cell office:value-type="string">
            <text:p>ajouter_commande,php</text:p>
          </table:table-cell>
          <table:table-cell office:value-type="string">
            <text:p>ajouter la commande dans la bdd</text:p>
          </table:table-cell>
          <table:table-cell office:value-type="string">
            <text:p>numero</text:p>
            <text:p>Panier</text:p>
            <text:p>Datetime</text:p>
            <text:p>Etat</text:p>
          </table:table-cell>
          <table:table-cell table:number-columns-repeated="1021"/>
        </table:table-row>
        <table:table-row table:style-name="ro1">
          <table:table-cell office:value-type="string">
            <text:p>API,php</text:p>
          </table:table-cell>
          <table:table-cell office:value-type="string">
            <text:p>API pour transmettre les infos de la bdd</text:p>
          </table:table-cell>
          <table:table-cell office:value-type="string">
            <text:p>Objets : categorie, menu, boisson, burger, dessert, enca, frite,</text:p>
            <text:p>Salade, sauce, wrap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s" table:style-name="ta1" table:print="false">
        <table:table-column table:style-name="co5" table:number-columns-repeated="1024" table:default-cell-style-name="ce2"/>
        <table:table-row table:style-name="ro1">
          <table:table-cell table:style-name="ce3" office:value-type="string">
            <text:p>Nom</text:p>
          </table:table-cell>
          <table:table-cell table:style-name="ce3" office:value-type="string">
            <text:p>role</text:p>
          </table:table-cell>
          <table:table-cell table:style-name="ce3" office:value-type="string">
            <text:p>parametre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accueil,php</text:p>
          </table:table-cell>
          <table:table-cell office:value-type="string">
            <text:p>mettre en page l'accueil de l'application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>
          <table:table-cell office:value-type="string">
            <text:p>connexion,php</text:p>
          </table:table-cell>
          <table:table-cell office:value-type="string">
            <text:p>mettre en page le formulaire de connexion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>
          <table:table-cell office:value-type="string">
            <text:p>accueil_admin,php</text:p>
          </table:table-cell>
          <table:table-cell office:value-type="string">
            <text:p>mettre en page l'accueil administrateur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>
          <table:table-cell office:value-type="string">
            <text:p>form_ajout_menu,php</text:p>
          </table:table-cell>
          <table:table-cell office:value-type="string">
            <text:p>mettre en page le formulaire d'ajout de menu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>
          <table:table-cell office:value-type="string">
            <text:p>liste_utilisateur,php</text:p>
          </table:table-cell>
          <table:table-cell office:value-type="string">
            <text:p>mettre en page la liste des utilisateurs</text:p>
          </table:table-cell>
          <table:table-cell office:value-type="string">
            <text:p>$liste : tableau d'objets utilisateur</text:p>
          </table:table-cell>
          <table:table-cell table:number-columns-repeated="1021"/>
        </table:table-row>
        <table:table-row table:style-name="ro1">
          <table:table-cell office:value-type="string">
            <text:p>form_ajout_utilisateur,php</text:p>
          </table:table-cell>
          <table:table-cell office:value-type="string">
            <text:p>mettre en page le formulaire d'ajout d'utilisateur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>
          <table:table-cell office:value-type="string">
            <text:p>form_mot_de_passe,php</text:p>
          </table:table-cell>
          <table:table-cell office:value-type="string">
            <text:p>mettre en page le formulaire de modification de mot de passe</text:p>
          </table:table-cell>
          <table:table-cell office:value-type="string">
            <text:p>objet utilisateur a modifier</text:p>
          </table:table-cell>
          <table:table-cell table:number-columns-repeated="1021"/>
        </table:table-row>
        <table:table-row table:style-name="ro1">
          <table:table-cell office:value-type="string">
            <text:p>liste_commande,php</text:p>
          </table:table-cell>
          <table:table-cell office:value-type="string">
            <text:p>mettre en page la liste des commandes</text:p>
          </table:table-cell>
          <table:table-cell office:value-type="string">
            <text:p>$liste : tableau d'objets commande</text:p>
          </table:table-cell>
          <table:table-cell table:number-columns-repeated="1021"/>
        </table:table-row>
        <table:table-row table:style-name="ro1">
          <table:table-cell office:value-type="string">
            <text:p>detail_commande,php</text:p>
          </table:table-cell>
          <table:table-cell office:value-type="string">
            <text:p>mettre en page le détail d'un commande</text:p>
          </table:table-cell>
          <table:table-cell office:value-type="string">
            <text:p>objet commande à afficher</text:p>
          </table:table-cell>
          <table:table-cell table:number-columns-repeated="1021"/>
        </table:table-row>
        <table:table-row table:style-name="ro1">
          <table:table-cell office:value-type="string">
            <text:p>form_ajout_cammande,php</text:p>
          </table:table-cell>
          <table:table-cell office:value-type="string">
            <text:p>mettre en page le formulaire d'ajout de commande (caisse)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6">06/09/2024</text:date>, <text:time>03:1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45S</meta:editing-duration>
    <meta:editing-cycles>3</meta:editing-cycles>
    <meta:generator>OpenOffice/4.1.15$Win32 OpenOffice.org_project/4115m2$Build-9813</meta:generator>
    <dc:date>2024-09-06T03:13:37.50</dc:date>
    <dc:creator>flo dum</dc:creator>
    <meta:document-statistic meta:table-count="2" meta:cell-count="90" meta:object-count="0"/>
    <meta:user-defined meta:name="Info 1"/>
    <meta:user-defined meta:name="Info 2"/>
    <meta:user-defined meta:name="Info 3"/>
    <meta:user-defined meta:name="Info 4"/>
  </office:meta>
</office:document-meta>
</file>